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MS P ゴシック" svg:font-family="'MS P ゴシック'" style:font-pitch="variable"/>
    <style:font-face style:name="MS P 明朝" svg:font-family="'MS P 明朝'" style:font-pitch="variable"/>
    <style:font-face style:name="Tahoma" svg:font-family="Tahoma" style:font-pitch="variable"/>
    <style:font-face style:name="VL Pゴシック" svg:font-family="'VL Pゴシック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表1" style:family="table">
      <style:table-properties style:width="18.002cm" table:align="margins"/>
    </style:style>
    <style:style style:name="表1.A" style:family="table-column">
      <style:table-column-properties style:column-width="4.337cm" style:rel-column-width="15789*"/>
    </style:style>
    <style:style style:name="表1.B" style:family="table-column">
      <style:table-column-properties style:column-width="6.161cm" style:rel-column-width="22429*"/>
    </style:style>
    <style:style style:name="表1.C" style:family="table-column">
      <style:table-column-properties style:column-width="7.504cm" style:rel-column-width="27317*"/>
    </style:style>
    <style:style style:name="表1.A1" style:family="table-cell">
      <style:table-cell-properties fo:background-color="#0066cc" fo:padding="0.097cm" fo:border="0.002cm solid #666666">
        <style:background-image/>
      </style:table-cell-properties>
    </style:style>
    <style:style style:name="表1.A2" style:family="table-cell">
      <style:table-cell-properties fo:background-color="#c0c0c0" fo:padding="0.097cm" fo:border-left="0.002cm solid #666666" fo:border-right="none" fo:border-top="none" fo:border-bottom="0.002cm solid #666666">
        <style:background-image/>
      </style:table-cell-properties>
    </style:style>
    <style:style style:name="表1.B2" style:family="table-cell">
      <style:table-cell-properties fo:background-color="#c0c0c0" fo:padding="0.097cm" fo:border-left="none" fo:border-right="none" fo:border-top="none" fo:border-bottom="0.002cm solid #666666">
        <style:background-image/>
      </style:table-cell-properties>
    </style:style>
    <style:style style:name="表1.C2" style:family="table-cell">
      <style:table-cell-properties fo:background-color="#c0c0c0" fo:padding="0.097cm" fo:border-left="none" fo:border-right="0.002cm solid #666666" fo:border-top="none" fo:border-bottom="0.002cm solid #666666">
        <style:background-image/>
      </style:table-cell-properties>
    </style:style>
    <style:style style:name="表1.A3" style:family="table-cell">
      <style:table-cell-properties fo:background-color="transparent" fo:padding="0.097cm" fo:border-left="0.002cm solid #666666" fo:border-right="none" fo:border-top="none" fo:border-bottom="none">
        <style:background-image/>
      </style:table-cell-properties>
    </style:style>
    <style:style style:name="表1.B3" style:family="table-cell">
      <style:table-cell-properties fo:background-color="transparent" fo:padding="0.097cm" fo:border="none">
        <style:background-image/>
      </style:table-cell-properties>
    </style:style>
    <style:style style:name="表1.C3" style:family="table-cell">
      <style:table-cell-properties fo:background-color="transparent" fo:padding="0.097cm" fo:border-left="none" fo:border-right="0.002cm solid #666666" fo:border-top="none" fo:border-bottom="none">
        <style:background-image/>
      </style:table-cell-properties>
    </style:style>
    <style:style style:name="表1.A4" style:family="table-cell">
      <style:table-cell-properties fo:background-color="#eff1ff" fo:padding="0.097cm" fo:border-left="0.002cm solid #666666" fo:border-right="none" fo:border-top="none" fo:border-bottom="none">
        <style:background-image/>
      </style:table-cell-properties>
    </style:style>
    <style:style style:name="表1.B4" style:family="table-cell">
      <style:table-cell-properties fo:background-color="#eff1ff" fo:padding="0.097cm" fo:border="none">
        <style:background-image/>
      </style:table-cell-properties>
    </style:style>
    <style:style style:name="表1.C4" style:family="table-cell">
      <style:table-cell-properties fo:background-color="#eff1ff" fo:padding="0.097cm" fo:border-left="none" fo:border-right="0.002cm solid #666666" fo:border-top="none" fo:border-bottom="none">
        <style:background-image/>
      </style:table-cell-properties>
    </style:style>
    <style:style style:name="表1.A23" style:family="table-cell">
      <style:table-cell-properties fo:background-color="transparent" fo:padding="0.097cm" fo:border-left="0.002cm solid #666666" fo:border-right="none" fo:border-top="none" fo:border-bottom="0.002cm solid #666666">
        <style:background-image/>
      </style:table-cell-properties>
    </style:style>
    <style:style style:name="表1.B23" style:family="table-cell">
      <style:table-cell-properties fo:background-color="transparent" fo:padding="0.097cm" fo:border-left="none" fo:border-right="none" fo:border-top="none" fo:border-bottom="0.002cm solid #666666">
        <style:background-image/>
      </style:table-cell-properties>
    </style:style>
    <style:style style:name="表1.C23" style:family="table-cell">
      <style:table-cell-properties fo:background-color="transparent" fo:padding="0.097cm" fo:border-left="none" fo:border-right="0.002cm solid #666666" fo:border-top="none" fo:border-bottom="0.002cm solid #666666">
        <style:background-image/>
      </style:table-cell-properties>
    </style:style>
    <style:style style:name="表2" style:family="table">
      <style:table-properties style:width="18.002cm" table:align="margins"/>
    </style:style>
    <style:style style:name="表2.A" style:family="table-column">
      <style:table-column-properties style:column-width="4.311cm" style:rel-column-width="15693*"/>
    </style:style>
    <style:style style:name="表2.B" style:family="table-column">
      <style:table-column-properties style:column-width="6.142cm" style:rel-column-width="22358*"/>
    </style:style>
    <style:style style:name="表2.C" style:family="table-column">
      <style:table-column-properties style:column-width="7.549cm" style:rel-column-width="27484*"/>
    </style:style>
    <style:style style:name="表2.A1" style:family="table-cell">
      <style:table-cell-properties fo:background-color="#0066cc" fo:padding="0.097cm" fo:border="0.002cm solid #666666">
        <style:background-image/>
      </style:table-cell-properties>
    </style:style>
    <style:style style:name="表2.A2" style:family="table-cell">
      <style:table-cell-properties fo:background-color="#c0c0c0" fo:padding="0.097cm" fo:border-left="0.002cm solid #666666" fo:border-right="none" fo:border-top="none" fo:border-bottom="0.002cm solid #666666">
        <style:background-image/>
      </style:table-cell-properties>
    </style:style>
    <style:style style:name="表2.B2" style:family="table-cell">
      <style:table-cell-properties fo:background-color="#c0c0c0" fo:padding="0.097cm" fo:border-left="none" fo:border-right="none" fo:border-top="none" fo:border-bottom="0.002cm solid #666666">
        <style:background-image/>
      </style:table-cell-properties>
    </style:style>
    <style:style style:name="表2.C2" style:family="table-cell">
      <style:table-cell-properties fo:background-color="#c0c0c0" fo:padding="0.097cm" fo:border-left="none" fo:border-right="0.002cm solid #666666" fo:border-top="none" fo:border-bottom="0.002cm solid #666666">
        <style:background-image/>
      </style:table-cell-properties>
    </style:style>
    <style:style style:name="表2.A3" style:family="table-cell">
      <style:table-cell-properties fo:padding="0.097cm" fo:border-left="0.002cm solid #666666" fo:border-right="none" fo:border-top="0.002cm solid #000000" fo:border-bottom="none"/>
    </style:style>
    <style:style style:name="表2.B3" style:family="table-cell">
      <style:table-cell-properties fo:padding="0.097cm" fo:border-left="none" fo:border-right="none" fo:border-top="0.002cm solid #000000" fo:border-bottom="none"/>
    </style:style>
    <style:style style:name="表2.C3" style:family="table-cell">
      <style:table-cell-properties fo:padding="0.097cm" fo:border-left="none" fo:border-right="0.002cm solid #666666" fo:border-top="0.002cm solid #000000" fo:border-bottom="none"/>
    </style:style>
    <style:style style:name="表2.A4" style:family="table-cell">
      <style:table-cell-properties fo:background-color="#eff1ff" fo:padding="0.097cm" fo:border-left="0.002cm solid #666666" fo:border-right="none" fo:border-top="none" fo:border-bottom="none">
        <style:background-image/>
      </style:table-cell-properties>
    </style:style>
    <style:style style:name="表2.B4" style:family="table-cell">
      <style:table-cell-properties fo:background-color="#eff1ff" fo:padding="0.097cm" fo:border="none">
        <style:background-image/>
      </style:table-cell-properties>
    </style:style>
    <style:style style:name="表2.C4" style:family="table-cell">
      <style:table-cell-properties fo:background-color="#eff1ff" fo:padding="0.097cm" fo:border-left="none" fo:border-right="0.002cm solid #666666" fo:border-top="none" fo:border-bottom="none">
        <style:background-image/>
      </style:table-cell-properties>
    </style:style>
    <style:style style:name="表2.A5" style:family="table-cell">
      <style:table-cell-properties fo:padding="0.097cm" fo:border-left="0.002cm solid #666666" fo:border-right="none" fo:border-top="none" fo:border-bottom="none"/>
    </style:style>
    <style:style style:name="表2.B5" style:family="table-cell">
      <style:table-cell-properties fo:padding="0.097cm" fo:border="none"/>
    </style:style>
    <style:style style:name="表2.C5" style:family="table-cell">
      <style:table-cell-properties fo:padding="0.097cm" fo:border-left="none" fo:border-right="0.002cm solid #666666" fo:border-top="none" fo:border-bottom="none"/>
    </style:style>
    <style:style style:name="表2.A8" style:family="table-cell">
      <style:table-cell-properties fo:background-color="#eff1ff" fo:padding="0.097cm" fo:border-left="0.002cm solid #666666" fo:border-right="none" fo:border-top="none" fo:border-bottom="0.002cm solid #666666">
        <style:background-image/>
      </style:table-cell-properties>
    </style:style>
    <style:style style:name="表2.B8" style:family="table-cell">
      <style:table-cell-properties fo:background-color="#eff1ff" fo:padding="0.097cm" fo:border-left="none" fo:border-right="none" fo:border-top="none" fo:border-bottom="0.002cm solid #666666">
        <style:background-image/>
      </style:table-cell-properties>
    </style:style>
    <style:style style:name="表2.C8" style:family="table-cell">
      <style:table-cell-properties fo:background-color="#eff1ff" fo:padding="0.097cm" fo:border-left="none" fo:border-right="0.002cm solid #666666" fo:border-top="none" fo:border-bottom="0.002cm solid #666666">
        <style:background-image/>
      </style:table-cell-properties>
    </style:style>
    <style:style style:name="表3" style:family="table">
      <style:table-properties style:width="18.002cm" table:align="margins"/>
    </style:style>
    <style:style style:name="表3.A" style:family="table-column">
      <style:table-column-properties style:column-width="4.284cm" style:rel-column-width="15597*"/>
    </style:style>
    <style:style style:name="表3.B" style:family="table-column">
      <style:table-column-properties style:column-width="6.168cm" style:rel-column-width="22455*"/>
    </style:style>
    <style:style style:name="表3.C" style:family="table-column">
      <style:table-column-properties style:column-width="7.549cm" style:rel-column-width="27483*"/>
    </style:style>
    <style:style style:name="表3.A1" style:family="table-cell">
      <style:table-cell-properties fo:background-color="#0066cc" fo:padding="0.097cm" fo:border="0.002cm solid #666666">
        <style:background-image/>
      </style:table-cell-properties>
    </style:style>
    <style:style style:name="表3.A2" style:family="table-cell">
      <style:table-cell-properties fo:background-color="#c0c0c0" fo:padding="0.097cm" fo:border-left="0.002cm solid #666666" fo:border-right="none" fo:border-top="none" fo:border-bottom="0.002cm solid #666666">
        <style:background-image/>
      </style:table-cell-properties>
    </style:style>
    <style:style style:name="表3.B2" style:family="table-cell">
      <style:table-cell-properties fo:background-color="#c0c0c0" fo:padding="0.097cm" fo:border-left="none" fo:border-right="none" fo:border-top="none" fo:border-bottom="0.002cm solid #666666">
        <style:background-image/>
      </style:table-cell-properties>
    </style:style>
    <style:style style:name="表3.C2" style:family="table-cell">
      <style:table-cell-properties fo:background-color="#c0c0c0" fo:padding="0.097cm" fo:border-left="none" fo:border-right="0.002cm solid #666666" fo:border-top="none" fo:border-bottom="0.002cm solid #666666">
        <style:background-image/>
      </style:table-cell-properties>
    </style:style>
    <style:style style:name="表3.A3" style:family="table-cell">
      <style:table-cell-properties fo:padding="0.097cm" fo:border-left="0.002cm solid #666666" fo:border-right="none" fo:border-top="none" fo:border-bottom="none"/>
    </style:style>
    <style:style style:name="表3.B3" style:family="table-cell">
      <style:table-cell-properties fo:padding="0.097cm" fo:border="none"/>
    </style:style>
    <style:style style:name="表3.C3" style:family="table-cell">
      <style:table-cell-properties fo:padding="0.097cm" fo:border-left="none" fo:border-right="0.002cm solid #666666" fo:border-top="none" fo:border-bottom="none"/>
    </style:style>
    <style:style style:name="表3.A4" style:family="table-cell">
      <style:table-cell-properties fo:background-color="#eff1ff" fo:padding="0.097cm" fo:border-left="0.002cm solid #666666" fo:border-right="none" fo:border-top="none" fo:border-bottom="none">
        <style:background-image/>
      </style:table-cell-properties>
    </style:style>
    <style:style style:name="表3.B4" style:family="table-cell">
      <style:table-cell-properties fo:background-color="#eff1ff" fo:padding="0.097cm" fo:border="none">
        <style:background-image/>
      </style:table-cell-properties>
    </style:style>
    <style:style style:name="表3.C4" style:family="table-cell">
      <style:table-cell-properties fo:background-color="#eff1ff" fo:padding="0.097cm" fo:border-left="none" fo:border-right="0.002cm solid #666666" fo:border-top="none" fo:border-bottom="none">
        <style:background-image/>
      </style:table-cell-properties>
    </style:style>
    <style:style style:name="表3.A7" style:family="table-cell">
      <style:table-cell-properties fo:padding="0.097cm" fo:border-left="0.002cm solid #666666" fo:border-right="none" fo:border-top="none" fo:border-bottom="0.002cm solid #666666"/>
    </style:style>
    <style:style style:name="表3.B7" style:family="table-cell">
      <style:table-cell-properties fo:padding="0.097cm" fo:border-left="none" fo:border-right="none" fo:border-top="none" fo:border-bottom="0.002cm solid #666666"/>
    </style:style>
    <style:style style:name="表3.C7" style:family="table-cell">
      <style:table-cell-properties fo:padding="0.097cm" fo:border-left="none" fo:border-right="0.002cm solid #666666" fo:border-top="none" fo:border-bottom="0.002cm solid #666666"/>
    </style:style>
    <style:style style:name="表4" style:family="table">
      <style:table-properties style:width="18.002cm" table:align="margins"/>
    </style:style>
    <style:style style:name="表4.A" style:family="table-column">
      <style:table-column-properties style:column-width="2.99cm" style:rel-column-width="10883*"/>
    </style:style>
    <style:style style:name="表4.B" style:family="table-column">
      <style:table-column-properties style:column-width="7.463cm" style:rel-column-width="27168*"/>
    </style:style>
    <style:style style:name="表4.C" style:family="table-column">
      <style:table-column-properties style:column-width="7.549cm" style:rel-column-width="27484*"/>
    </style:style>
    <style:style style:name="表4.A1" style:family="table-cell">
      <style:table-cell-properties fo:background-color="#0066cc" fo:padding="0.097cm" fo:border="0.002cm solid #666666">
        <style:background-image/>
      </style:table-cell-properties>
    </style:style>
    <style:style style:name="表4.A2" style:family="table-cell">
      <style:table-cell-properties fo:background-color="#c0c0c0" fo:padding="0.097cm" fo:border-left="0.002cm solid #666666" fo:border-right="none" fo:border-top="none" fo:border-bottom="0.002cm solid #666666">
        <style:background-image/>
      </style:table-cell-properties>
    </style:style>
    <style:style style:name="表4.B2" style:family="table-cell">
      <style:table-cell-properties fo:background-color="#c0c0c0" fo:padding="0.097cm" fo:border-left="none" fo:border-right="none" fo:border-top="none" fo:border-bottom="0.002cm solid #666666">
        <style:background-image/>
      </style:table-cell-properties>
    </style:style>
    <style:style style:name="表4.C2" style:family="table-cell">
      <style:table-cell-properties fo:background-color="#c0c0c0" fo:padding="0.097cm" fo:border-left="none" fo:border-right="0.002cm solid #666666" fo:border-top="none" fo:border-bottom="0.002cm solid #666666">
        <style:background-image/>
      </style:table-cell-properties>
    </style:style>
    <style:style style:name="表4.A3" style:family="table-cell">
      <style:table-cell-properties fo:background-color="transparent" fo:padding="0.097cm" fo:border-left="0.002cm solid #666666" fo:border-right="none" fo:border-top="0.002cm solid #666666" fo:border-bottom="none">
        <style:background-image/>
      </style:table-cell-properties>
    </style:style>
    <style:style style:name="表4.B3" style:family="table-cell">
      <style:table-cell-properties fo:background-color="transparent" fo:padding="0.097cm" fo:border-left="none" fo:border-right="none" fo:border-top="0.002cm solid #666666" fo:border-bottom="none">
        <style:background-image/>
      </style:table-cell-properties>
    </style:style>
    <style:style style:name="表4.C3" style:family="table-cell">
      <style:table-cell-properties fo:background-color="transparent" fo:padding="0.097cm" fo:border-left="none" fo:border-right="0.002cm solid #666666" fo:border-top="0.002cm solid #666666" fo:border-bottom="none">
        <style:background-image/>
      </style:table-cell-properties>
    </style:style>
    <style:style style:name="表4.A4" style:family="table-cell">
      <style:table-cell-properties fo:background-color="#eff1ff" fo:padding="0.097cm" fo:border-left="0.002cm solid #666666" fo:border-right="none" fo:border-top="none" fo:border-bottom="none">
        <style:background-image/>
      </style:table-cell-properties>
    </style:style>
    <style:style style:name="表4.B4" style:family="table-cell">
      <style:table-cell-properties fo:background-color="#eff1ff" fo:padding="0.097cm" fo:border="none">
        <style:background-image/>
      </style:table-cell-properties>
    </style:style>
    <style:style style:name="表4.C4" style:family="table-cell">
      <style:table-cell-properties fo:background-color="#eff1ff" fo:padding="0.097cm" fo:border-left="none" fo:border-right="0.002cm solid #666666" fo:border-top="none" fo:border-bottom="none">
        <style:background-image/>
      </style:table-cell-properties>
    </style:style>
    <style:style style:name="表4.A5" style:family="table-cell">
      <style:table-cell-properties fo:background-color="transparent" fo:padding="0.097cm" fo:border-left="0.002cm solid #666666" fo:border-right="none" fo:border-top="none" fo:border-bottom="none">
        <style:background-image/>
      </style:table-cell-properties>
    </style:style>
    <style:style style:name="表4.B5" style:family="table-cell">
      <style:table-cell-properties fo:background-color="transparent" fo:padding="0.097cm" fo:border="none">
        <style:background-image/>
      </style:table-cell-properties>
    </style:style>
    <style:style style:name="表4.C5" style:family="table-cell">
      <style:table-cell-properties fo:background-color="transparent" fo:padding="0.097cm" fo:border-left="none" fo:border-right="0.002cm solid #666666" fo:border-top="none" fo:border-bottom="none">
        <style:background-image/>
      </style:table-cell-properties>
    </style:style>
    <style:style style:name="表4.A17" style:family="table-cell">
      <style:table-cell-properties fo:background-color="transparent" fo:padding="0.097cm" fo:border-left="0.002cm solid #666666" fo:border-right="none" fo:border-top="none" fo:border-bottom="0.002cm solid #666666">
        <style:background-image/>
      </style:table-cell-properties>
    </style:style>
    <style:style style:name="表4.B17" style:family="table-cell">
      <style:table-cell-properties fo:background-color="transparent" fo:padding="0.097cm" fo:border-left="none" fo:border-right="none" fo:border-top="none" fo:border-bottom="0.002cm solid #666666">
        <style:background-image/>
      </style:table-cell-properties>
    </style:style>
    <style:style style:name="表4.C17" style:family="table-cell">
      <style:table-cell-properties fo:background-color="transparent" fo:padding="0.097cm" fo:border-left="none" fo:border-right="0.002cm solid #666666" fo:border-top="none" fo:border-bottom="0.002cm solid #666666">
        <style:background-image/>
      </style:table-cell-properties>
    </style:style>
    <style:style style:name="P1" style:family="paragraph" style:parent-style-name="Table_20_Heading">
      <style:paragraph-properties fo:background-color="transparent">
        <style:background-image/>
      </style:paragraph-properties>
      <style:text-properties fo:color="#ffffff" style:font-name="VL Pゴシック" fo:font-size="11pt" fo:font-style="normal" style:text-underline-style="none" fo:font-weight="bold" style:font-name-asian="VL Pゴシック" style:font-size-asian="11pt" style:language-asian="ja" style:country-asian="JP" style:font-style-asian="normal" style:font-weight-asian="bold" style:font-size-complex="11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VL Pゴシック" fo:font-size="9pt" style:text-underline-style="none" fo:font-weight="bold" style:font-name-asian="VL Pゴシック" style:font-size-asian="9pt" style:language-asian="ja" style:country-asian="JP" style:font-weight-asian="bold" style:font-size-complex="9pt" style:font-weight-complex="bold"/>
    </style:style>
    <style:style style:name="P3" style:family="paragraph" style:parent-style-name="Table_20_Contents">
      <style:text-properties style:font-name="VL Pゴシック" fo:font-size="9pt" style:text-underline-style="none" style:font-name-asian="VL Pゴシック" style:font-size-asian="9pt" style:font-size-complex="9pt"/>
    </style:style>
    <style:style style:name="P4" style:family="paragraph" style:parent-style-name="Table_20_Contents">
      <style:text-properties fo:font-size="10.5pt" style:font-size-asian="10.5pt" style:font-size-complex="10.5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Table_20_Heading">
      <style:text-properties fo:color="#ffffff" style:font-name="VL Pゴシック" fo:font-size="11pt" fo:font-style="normal" style:text-underline-style="none" fo:font-weight="bold" style:font-name-asian="VL Pゴシック" style:font-size-asian="11pt" style:language-asian="ja" style:country-asian="JP" style:font-style-asian="normal" style:font-weight-asian="bold" style:font-size-complex="11pt" style:font-style-complex="normal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text-properties style:font-name="VL Pゴシック" fo:font-size="9pt" style:text-underline-style="none" style:font-name-asian="VL Pゴシック" style:font-size-asian="9pt" style:language-asian="ja" style:country-asian="JP" style:font-size-complex="9pt"/>
    </style:style>
    <style:style style:name="T1" style:family="text">
      <style:text-properties style:font-name="VL Pゴシック" fo:font-size="9pt" style:text-underline-style="none" style:font-name-asian="VL Pゴシック" style:font-size-asian="9pt" style:font-size-complex="9pt"/>
    </style:style>
    <style:style style:name="T2" style:family="text">
      <style:text-properties style:language-asian="ja" style:country-asian="JP"/>
    </style:style>
    <style:style style:name="T3" style:family="text">
      <style:text-properties style:font-name="VL Pゴシック" fo:font-size="9pt" style:text-underline-style="none" style:font-name-asian="VL Pゴシック" style:font-size-asian="9pt" style:font-size-complex="9pt"/>
    </style:style>
    <style:style style:name="T4" style:family="text">
      <style:text-properties style:font-name="VL Pゴシック" fo:font-size="9pt" style:text-underline-style="none" style:font-name-asian="VL Pゴシック" style:font-size-asian="9pt" style:language-asian="ja" style:country-asian="JP" style:font-size-complex="9pt"/>
    </style:style>
    <style:style style:name="T5" style:family="text">
      <style:text-properties style:font-name="VL Pゴシック" style:text-underline-style="none" style:font-name-asian="VL Pゴシック"/>
    </style:style>
    <style:style style:name="T6" style:family="text">
      <style:text-properties style:font-name="VL Pゴシック" style:text-underline-style="none" style:font-name-asian="VL Pゴシック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header-rows>
          <table:table-row>
            <table:table-cell table:style-name="表1.A1" table:number-columns-spanned="3" office:value-type="string">
              <text:p text:style-name="P1">入力支援記法</text:p>
            </table:table-cell>
            <table:covered-table-cell/>
            <table:covered-table-cell/>
          </table:table-row>
        </table:table-header-rows>
        <table:table-row>
          <table:table-cell table:style-name="表1.A2" office:value-type="string">
            <text:p text:style-name="P2">記法名</text:p>
          </table:table-cell>
          <table:table-cell table:style-name="表1.B2" office:value-type="string">
            <text:p text:style-name="P2">書式</text:p>
          </table:table-cell>
          <table:table-cell table:style-name="表1.C2" office:value-type="string">
            <text:p text:style-name="P2">機能</text:p>
          </table:table-cell>
        </table:table-row>
        <table:table-row>
          <table:table-cell table:style-name="表1.A3" office:value-type="string">
            <text:p text:style-name="Table_20_Contents"><text:a xlink:type="simple" xlink:href="http://hatenadiary.g.hatena.ne.jp/keyword/見出しをつける（見出し記法）"><text:span text:style-name="T1">見出し記法</text:span></text:a></text:p>
          </table:table-cell>
          <table:table-cell table:style-name="表1.B3" office:value-type="string">
            <text:p text:style-name="P3">*～～</text:p>
          </table:table-cell>
          <table:table-cell table:style-name="表1.C3" office:value-type="string">
            <text:p text:style-name="P3">日記に見出し（h3）を付け<text:span text:style-name="T2">る</text:span></text:p>
          </table:table-cell>
        </table:table-row>
        <table:table-row>
          <table:table-cell table:style-name="表1.A4" office:value-type="string">
            <text:p text:style-name="Table_20_Contents"><text:a xlink:type="simple" xlink:href="http://hatenadiary.g.hatena.ne.jp/keyword/時刻付きの見出しをつける（時刻付き見出し記法）"><text:span text:style-name="T1">時刻付き見出し記法</text:span></text:a></text:p>
          </table:table-cell>
          <table:table-cell table:style-name="表1.B4" office:value-type="string">
            <text:p text:style-name="P3">*t*～～、 *t+1*～～</text:p>
          </table:table-cell>
          <table:table-cell table:style-name="表1.C4" office:value-type="string">
            <text:p text:style-name="P3">見出しに編集時刻を保存し表示</text:p>
          </table:table-cell>
        </table:table-row>
        <table:table-row>
          <table:table-cell table:style-name="表1.A3" office:value-type="string">
            <text:p text:style-name="Table_20_Contents"><text:a xlink:type="simple" xlink:href="http://hatenadiary.g.hatena.ne.jp/keyword/好きなname属性の見出しをつける（name属性付き見出し記法）"><text:span text:style-name="T1">name属性付き見出し記法</text:span></text:a></text:p>
          </table:table-cell>
          <table:table-cell table:style-name="表1.B3" office:value-type="string">
            <text:p text:style-name="P3">*name*～～</text:p>
          </table:table-cell>
          <table:table-cell table:style-name="表1.C3" office:value-type="string">
            <text:p text:style-name="P3">見出しに好きな name 属性をつけ<text:span text:style-name="T2">る</text:span></text:p>
          </table:table-cell>
        </table:table-row>
        <table:table-row>
          <table:table-cell table:style-name="表1.A4" office:value-type="string">
            <text:p text:style-name="Table_20_Contents"><text:a xlink:type="simple" xlink:href="http://hatenadiary.g.hatena.ne.jp/keyword/日記をカテゴリー分けして整理する（カテゴリー記法）"><text:span text:style-name="T1">カテゴリー記法</text:span></text:a></text:p>
          </table:table-cell>
          <table:table-cell table:style-name="表1.B4" office:value-type="string">
            <text:p text:style-name="P3">*[～～]～～</text:p>
          </table:table-cell>
          <table:table-cell table:style-name="表1.C4" office:value-type="string">
            <text:p text:style-name="P3">日記にカテゴリーを設定</text:p>
          </table:table-cell>
        </table:table-row>
        <table:table-row>
          <table:table-cell table:style-name="表1.A3" office:value-type="string">
            <text:p text:style-name="Table_20_Contents"><text:a xlink:type="simple" xlink:href="http://hatenadiary.g.hatena.ne.jp/keyword/小見出しをつける（小見出し記法、小々見出し記法）"><text:span text:style-name="T1">小見出し記法</text:span></text:a></text:p>
          </table:table-cell>
          <table:table-cell table:style-name="表1.B3" office:value-type="string">
            <text:p text:style-name="P3">**～～</text:p>
          </table:table-cell>
          <table:table-cell table:style-name="表1.C3" office:value-type="string">
            <text:p text:style-name="P3">日記に<text:span text:style-name="T2">小見出し</text:span>（h4）をつけ<text:span text:style-name="T2">る</text:span></text:p>
          </table:table-cell>
        </table:table-row>
        <table:table-row>
          <table:table-cell table:style-name="表1.A4" office:value-type="string">
            <text:p text:style-name="Table_20_Contents"><text:a xlink:type="simple" xlink:href="http://hatenadiary.g.hatena.ne.jp/keyword/小見出しをつける（小見出し記法、小々見出し記法）"><text:span text:style-name="T1">小々見出し記法</text:span></text:a></text:p>
          </table:table-cell>
          <table:table-cell table:style-name="表1.B4" office:value-type="string">
            <text:p text:style-name="P3">***～～</text:p>
          </table:table-cell>
          <table:table-cell table:style-name="表1.C4" office:value-type="string">
            <text:p text:style-name="P3">日記に小々見出し<text:span text:style-name="T2">記法</text:span>（h5）をつけ<text:span text:style-name="T2">る</text:span></text:p>
          </table:table-cell>
        </table:table-row>
        <table:table-row>
          <table:table-cell table:style-name="表1.A3" office:value-type="string">
            <text:p text:style-name="Table_20_Contents"><text:a xlink:type="simple" xlink:href="http://hatenadiary.g.hatena.ne.jp/keyword/リストをつくる（リスト記法）"><text:span text:style-name="T1">リスト記法</text:span></text:a></text:p>
          </table:table-cell>
          <table:table-cell table:style-name="表1.B3" office:value-type="string">
            <text:p text:style-name="P3">-～～、--～～、+～～、++～～</text:p>
          </table:table-cell>
          <table:table-cell table:style-name="表1.C3" office:value-type="string">
            <text:p text:style-name="P3">リスト（li）を簡単に記述</text:p>
          </table:table-cell>
        </table:table-row>
        <table:table-row>
          <table:table-cell table:style-name="表1.A4" office:value-type="string">
            <text:p text:style-name="Table_20_Contents"><text:a xlink:type="simple" xlink:href="http://hatenadiary.g.hatena.ne.jp/keyword/定義リストをつくる（定義リスト記法）"><text:span text:style-name="T1">定義リスト記法</text:span></text:a></text:p>
          </table:table-cell>
          <table:table-cell table:style-name="表1.B4" office:value-type="string">
            <text:p text:style-name="P3">:～～:～～</text:p>
          </table:table-cell>
          <table:table-cell table:style-name="表1.C4" office:value-type="string">
            <text:p text:style-name="P3">定義リスト（dt）を簡単に記述</text:p>
          </table:table-cell>
        </table:table-row>
        <table:table-row>
          <table:table-cell table:style-name="表1.A3" office:value-type="string">
            <text:p text:style-name="Table_20_Contents"><text:a xlink:type="simple" xlink:href="http://hatenadiary.g.hatena.ne.jp/keyword/表組みをつくる（表組み記法）"><text:span text:style-name="T1">表組み記法</text:span></text:a></text:p>
          </table:table-cell>
          <table:table-cell table:style-name="表1.B3" office:value-type="string">
            <text:p text:style-name="P3">| ～～ | ～～ |、 |*～～ | ～～ |</text:p>
          </table:table-cell>
          <table:table-cell table:style-name="表1.C3" office:value-type="string">
            <text:p text:style-name="P3">表組み（table）を簡単に記述</text:p>
          </table:table-cell>
        </table:table-row>
        <table:table-row>
          <table:table-cell table:style-name="表1.A4" office:value-type="string">
            <text:p text:style-name="Table_20_Contents"><text:a xlink:type="simple" xlink:href="http://hatenadiary.g.hatena.ne.jp/keyword/引用ブロックを作る（引用記法）"><text:span text:style-name="T1">引用記法</text:span></text:a></text:p>
          </table:table-cell>
          <table:table-cell table:style-name="表1.B4" office:value-type="string">
            <text:p text:style-name="P3">&gt;&gt; ～～ &lt;&lt;</text:p>
          </table:table-cell>
          <table:table-cell table:style-name="表1.C4" office:value-type="string">
            <text:p text:style-name="P3"><text:span text:style-name="T2">引用ブ</text:span>ロック（blockquote）を簡単に記述</text:p>
          </table:table-cell>
        </table:table-row>
        <table:table-row>
          <table:table-cell table:style-name="表1.A3" office:value-type="string">
            <text:p text:style-name="Table_20_Contents"><text:a xlink:type="simple" xlink:href="http://hatenadiary.g.hatena.ne.jp/keyword/整形済みテキストブロックを作る（pre記法）"><text:span text:style-name="T1">pre記法</text:span></text:a></text:p>
          </table:table-cell>
          <table:table-cell table:style-name="表1.B3" office:value-type="string">
            <text:p text:style-name="P3">&gt;| ～～ |&lt;</text:p>
          </table:table-cell>
          <table:table-cell table:style-name="表1.C3" office:value-type="string">
            <text:p text:style-name="P3">整形したテキストをそのまま表示（pre）</text:p>
          </table:table-cell>
        </table:table-row>
        <table:table-row>
          <table:table-cell table:style-name="表1.A4" office:value-type="string">
            <text:p text:style-name="Table_20_Contents"><text:a xlink:type="simple" xlink:href="http://hatenadiary.g.hatena.ne.jp/keyword/入力したコードやはてな記法をそのまま表示する（スーパーpre記法）"><text:span text:style-name="T1">スーパーpre記法</text:span></text:a></text:p>
          </table:table-cell>
          <table:table-cell table:style-name="表1.B4" office:value-type="string">
            <text:p text:style-name="P3">&gt;|| ～～ ||&lt;</text:p>
          </table:table-cell>
          <table:table-cell table:style-name="表1.C4" office:value-type="string">
            <text:p text:style-name="P3">整形したHTML<text:span text:style-name="T2">等</text:span>の<text:span text:style-name="T2">ソース</text:span>をそのまま表示（pre）</text:p>
          </table:table-cell>
        </table:table-row>
        <table:table-row>
          <table:table-cell table:style-name="表1.A3" office:value-type="string">
            <text:p text:style-name="Table_20_Contents"><text:a xlink:type="simple" xlink:href="http://hatenadiary.g.hatena.ne.jp/keyword/入力したコードやはてな記法をそのまま表示する（スーパーpre記法）"><text:span text:style-name="T1">スーパーpre記法</text:span></text:a></text:p>
            <text:p text:style-name="Table_20_Contents"><text:a xlink:type="simple" xlink:href="http://hatenadiary.g.hatena.ne.jp/keyword/入力したコードやはてな記法をそのまま表示する（スーパーpre記法）"><text:span text:style-name="T1">(シンタックス・ハイライト)</text:span></text:a></text:p>
          </table:table-cell>
          <table:table-cell table:style-name="表1.B3" office:value-type="string">
            <text:p text:style-name="P3">&gt;|ファイルタイプ| ～～ ||&lt;、</text:p>
            <text:p text:style-name="P3">&gt;|??| ～～ ||&lt;</text:p>
          </table:table-cell>
          <table:table-cell table:style-name="表1.C3" office:value-type="string">
            <text:p text:style-name="P3">整形したプログラムのソースコードを色付けして表示（pre）</text:p>
          </table:table-cell>
        </table:table-row>
        <table:table-row>
          <table:table-cell table:style-name="表1.A4" office:value-type="string">
            <text:p text:style-name="Table_20_Contents"><text:a xlink:type="simple" xlink:href="http://hatenadiary.g.hatena.ne.jp/keyword/アスキーアート（AA）を簡単にきれいに表示する（aa記法）"><text:span text:style-name="T1">aa記法</text:span></text:a></text:p>
          </table:table-cell>
          <table:table-cell table:style-name="表1.B4" office:value-type="string">
            <text:p text:style-name="P3">&gt;|aa| ～～ ||&lt;</text:p>
          </table:table-cell>
          <table:table-cell table:style-name="表1.C4" office:value-type="string">
            <text:p text:style-name="P3"><text:span text:style-name="T2">アスキーアートを</text:span>簡単にきれいに表示</text:p>
          </table:table-cell>
        </table:table-row>
        <table:table-row>
          <table:table-cell table:style-name="表1.A3" office:value-type="string">
            <text:p text:style-name="Table_20_Contents"><text:a xlink:type="simple" xlink:href="http://hatenadiary.g.hatena.ne.jp/keyword/脚注をつける（脚注記法）"><text:span text:style-name="T1">脚注記法</text:span></text:a></text:p>
          </table:table-cell>
          <table:table-cell table:style-name="表1.B3" office:value-type="string">
            <text:p text:style-name="P3">(( ～～ ))</text:p>
          </table:table-cell>
          <table:table-cell table:style-name="表1.C3" office:value-type="string">
            <text:p text:style-name="P3">日記に<text:span text:style-name="T2">脚注</text:span>を設定</text:p>
          </table:table-cell>
        </table:table-row>
        <table:table-row>
          <table:table-cell table:style-name="表1.A4" office:value-type="string">
            <text:p text:style-name="Table_20_Contents"><text:a xlink:type="simple" xlink:href="http://hatenadiary.g.hatena.ne.jp/keyword/見出し毎に「続きを読む」を表示する（続きを読む記法）"><text:span text:style-name="T1">続きを読む記法</text:span></text:a></text:p>
          </table:table-cell>
          <table:table-cell table:style-name="表1.B4" office:value-type="string">
            <text:p text:style-name="P3">====</text:p>
          </table:table-cell>
          <table:table-cell table:style-name="表1.C4" office:value-type="string">
            <text:p text:style-name="P3">次の見出しまでその後の日記を「続きを読む」に</text:p>
          </table:table-cell>
        </table:table-row>
        <table:table-row>
          <table:table-cell table:style-name="表1.A3" office:value-type="string">
            <text:p text:style-name="Table_20_Contents"><text:a xlink:type="simple" xlink:href="http://hatenadiary.g.hatena.ne.jp/keyword/その日全体に「続きを読む」を表示する（スーパー続きを読む記法）"><text:span text:style-name="T1">スーパー続きを読む記法</text:span></text:a></text:p>
          </table:table-cell>
          <table:table-cell table:style-name="表1.B3" office:value-type="string">
            <text:p text:style-name="P3">=====</text:p>
          </table:table-cell>
          <table:table-cell table:style-name="表1.C3" office:value-type="string">
            <text:p text:style-name="P3">見出しも含めてその後の内容を「続きを読む」に</text:p>
          </table:table-cell>
        </table:table-row>
        <table:table-row>
          <table:table-cell table:style-name="表1.A4" office:value-type="string">
            <text:p text:style-name="Table_20_Contents"><text:a xlink:type="simple" xlink:href="http://hatenadiary.g.hatena.ne.jp/keyword/改行タグを挿入する（改行記法）"><text:span text:style-name="T1">改行記法</text:span></text:a></text:p>
          </table:table-cell>
          <table:table-cell table:style-name="表1.B4" office:value-type="string">
            <text:p text:style-name="P3">(連続した空白の行2つ)</text:p>
          </table:table-cell>
          <table:table-cell table:style-name="表1.C4" office:value-type="string">
            <text:p text:style-name="P3">改行（br）を挿入</text:p>
          </table:table-cell>
        </table:table-row>
        <table:table-row>
          <table:table-cell table:style-name="表1.A3" office:value-type="string">
            <text:p text:style-name="P4"><text:a xlink:type="simple" xlink:href="http://hatenadiary.g.hatena.ne.jp/keyword/pタグの挿入を止める（pタグ停止記法）"><text:span text:style-name="T1">pタグ停止記法</text:span></text:a></text:p>
          </table:table-cell>
          <table:table-cell table:style-name="表1.B3" office:value-type="string">
            <text:p text:style-name="P3">&gt;&lt; ～～ &gt;&lt;</text:p>
          </table:table-cell>
          <table:table-cell table:style-name="表1.C3" office:value-type="string">
            <text:p text:style-name="P3">自動挿入される p タグを停止</text:p>
          </table:table-cell>
        </table:table-row>
        <table:table-row>
          <table:table-cell table:style-name="表1.A4" office:value-type="string">
            <text:p text:style-name="Table_20_Contents"><text:a xlink:type="simple" xlink:href="http://hatenadiary.g.hatena.ne.jp/keyword/数式を表示する（tex記法）"><text:span text:style-name="T1">tex記法</text:span></text:a></text:p>
          </table:table-cell>
          <table:table-cell table:style-name="表1.B4" office:value-type="string">
            <text:p text:style-name="P3">[tex:～～]</text:p>
          </table:table-cell>
          <table:table-cell table:style-name="表1.C4" office:value-type="string">
            <text:p text:style-name="P4"><text:a xlink:type="simple" xlink:href="http://d.hatena.ne.jp/keyword/mimeTeX"><text:span text:style-name="T1">mimeTeX</text:span></text:a><text:span text:style-name="T3"> を使って数式を表示</text:span></text:p>
          </table:table-cell>
        </table:table-row>
        <table:table-row>
          <table:table-cell table:style-name="表1.A23" office:value-type="string">
            <text:p text:style-name="Table_20_Contents"><text:a xlink:type="simple" xlink:href="http://hatenadiary.g.hatena.ne.jp/keyword/ウクレレのコード譜を簡単に表示する（ウクレレ記法）"><text:span text:style-name="T1">ウクレレ記法</text:span></text:a></text:p>
          </table:table-cell>
          <table:table-cell table:style-name="表1.B23" office:value-type="string">
            <text:p text:style-name="P3">[uke:～～]</text:p>
          </table:table-cell>
          <table:table-cell table:style-name="表1.C23" office:value-type="string">
            <text:p text:style-name="P3"><text:span text:style-name="T2">ウクレレの</text:span>コード譜を表示</text:p>
          </table:table-cell>
        </table:table-row>
      </table:table>
      <text:p text:style-name="P5"/>
      <text:p text:style-name="P5"/>
      <text:p text:style-name="P5"/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header-rows>
          <table:table-row>
            <table:table-cell table:style-name="表2.A1" table:number-columns-spanned="3" office:value-type="string">
              <text:p text:style-name="P6">自動リンク</text:p>
            </table:table-cell>
            <table:covered-table-cell/>
            <table:covered-table-cell/>
          </table:table-row>
        </table:table-header-rows>
        <table:table-row>
          <table:table-cell table:style-name="表2.A2" office:value-type="string">
            <text:p text:style-name="P2">記法名</text:p>
          </table:table-cell>
          <table:table-cell table:style-name="表2.B2" office:value-type="string">
            <text:p text:style-name="P2">書式</text:p>
          </table:table-cell>
          <table:table-cell table:style-name="表2.C2" office:value-type="string">
            <text:p text:style-name="P2">機能</text:p>
          </table:table-cell>
        </table:table-row>
        <table:table-row>
          <table:table-cell table:style-name="表2.A3" office:value-type="string">
            <text:p text:style-name="P7"><text:a xlink:type="simple" xlink:href="http://hatenadiary.g.hatena.ne.jp/keyword/リンクを簡単に記述する（http記法、mailto記法）"><text:span text:style-name="T1">http記法</text:span></text:a></text:p>
          </table:table-cell>
          <table:table-cell table:style-name="表2.B3" office:value-type="string">
            <text:p text:style-name="P3">http://～～、[http://～～:title]、</text:p>
            <text:p text:style-name="P3">[http://～～:barcode]、</text:p>
            <text:p text:style-name="P3">[http://～～:image] </text:p>
          </table:table-cell>
          <table:table-cell table:style-name="表2.C3" office:value-type="string">
            <text:p text:style-name="P3">URL<text:span text:style-name="T2">へ</text:span>の始まる<text:span text:style-name="T2">リンク</text:span>を簡単に記述</text:p>
          </table:table-cell>
        </table:table-row>
        <table:table-row>
          <table:table-cell table:style-name="表2.A4" office:value-type="string">
            <text:p text:style-name="P7"><text:a xlink:type="simple" xlink:href="http://hatenadiary.g.hatena.ne.jp/keyword/リンクを簡単に記述する（http記法、mailto記法）"><text:span text:style-name="T1">mailto記法</text:span></text:a></text:p>
          </table:table-cell>
          <table:table-cell table:style-name="表2.B4" office:value-type="string">
            <text:p text:style-name="P3">mailto:～～ </text:p>
          </table:table-cell>
          <table:table-cell table:style-name="表2.C4" office:value-type="string">
            <text:p text:style-name="P3"><text:span text:style-name="T2">メールアドレスへ</text:span>の<text:span text:style-name="T2">リンク</text:span>を簡単に記述 </text:p>
          </table:table-cell>
        </table:table-row>
        <table:table-row>
          <table:table-cell table:style-name="表2.A5" office:value-type="string">
            <text:p text:style-name="P7"><text:a xlink:type="simple" xlink:href="http://hatenadiary.g.hatena.ne.jp/keyword/Googleの検索結果にリンクする（google記法）"><text:span text:style-name="T1">google記法</text:span></text:a></text:p>
          </table:table-cell>
          <table:table-cell table:style-name="表2.B5" office:value-type="string">
            <text:p text:style-name="P3">[google:～～]、 [google:image:～～]、</text:p>
            <text:p text:style-name="P3">[google:news:～～] </text:p>
          </table:table-cell>
          <table:table-cell table:style-name="表2.C5" office:value-type="string">
            <text:p text:style-name="P3">Google の検索結果に<text:span text:style-name="T2">リンク</text:span></text:p>
          </table:table-cell>
        </table:table-row>
        <table:table-row>
          <table:table-cell table:style-name="表2.A4" office:value-type="string">
            <text:p text:style-name="P7"><text:a xlink:type="simple" xlink:href="http://hatenadiary.g.hatena.ne.jp/keyword/Amazonの検索結果にリンクする（amazon記法）"><text:span text:style-name="T1">amazon記法</text:span></text:a></text:p>
          </table:table-cell>
          <table:table-cell table:style-name="表2.B4" office:value-type="string">
            <text:p text:style-name="P3">[amazon:～～]</text:p>
          </table:table-cell>
          <table:table-cell table:style-name="表2.C4" office:value-type="string">
            <text:p text:style-name="P3">Amazon の検索結果に<text:span text:style-name="T2">リンク</text:span></text:p>
          </table:table-cell>
        </table:table-row>
        <table:table-row>
          <table:table-cell table:style-name="表2.A5" office:value-type="string">
            <text:p text:style-name="P7"><text:a xlink:type="simple" xlink:href="http://hatenadiary.g.hatena.ne.jp/keyword/楽天市場の検索結果にリンクする（rakuten記法）"><text:span text:style-name="T1">rakuten記法</text:span></text:a></text:p>
          </table:table-cell>
          <table:table-cell table:style-name="表2.B5" office:value-type="string">
            <text:p text:style-name="P3">[rakuten:～～]</text:p>
          </table:table-cell>
          <table:table-cell table:style-name="表2.C5" office:value-type="string">
            <text:p text:style-name="P3"><text:span text:style-name="T2">楽天市場の</text:span>検索結果に<text:span text:style-name="T2">リンク</text:span></text:p>
          </table:table-cell>
        </table:table-row>
        <table:table-row>
          <table:table-cell table:style-name="表2.A8" office:value-type="string">
            <text:p text:style-name="P7"><text:a xlink:type="simple" xlink:href="http://hatenadiary.g.hatena.ne.jp/keyword/自動リンクを止める（自動リンク停止記法）"><text:span text:style-name="T1">自動リンク停止記法</text:span></text:a></text:p>
          </table:table-cell>
          <table:table-cell table:style-name="表2.B8" office:value-type="string">
            <text:p text:style-name="P3">[] はてな記法 [] </text:p>
          </table:table-cell>
          <table:table-cell table:style-name="表2.C8" office:value-type="string">
            <text:p text:style-name="P3"><text:span text:style-name="T2">はてな記法に</text:span>よる<text:span text:style-name="T2">自動リンク</text:span>を停止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able:table table:name="表3" table:style-name="表3">
        <table:table-column table:style-name="表3.A"/>
        <table:table-column table:style-name="表3.B"/>
        <table:table-column table:style-name="表3.C"/>
        <table:table-header-rows>
          <table:table-row>
            <table:table-cell table:style-name="表3.A1" table:number-columns-spanned="3" office:value-type="string">
              <text:p text:style-name="P6">入力支援機能</text:p>
            </table:table-cell>
            <table:covered-table-cell/>
            <table:covered-table-cell/>
          </table:table-row>
        </table:table-header-rows>
        <table:table-row>
          <table:table-cell table:style-name="表3.A2" office:value-type="string">
            <text:p text:style-name="P2">記法名</text:p>
          </table:table-cell>
          <table:table-cell table:style-name="表3.B2" office:value-type="string">
            <text:p text:style-name="P2">書式</text:p>
          </table:table-cell>
          <table:table-cell table:style-name="表3.C2" office:value-type="string">
            <text:p text:style-name="P2">機能</text:p>
          </table:table-cell>
        </table:table-row>
        <table:table-row>
          <table:table-cell table:style-name="表3.A3" office:value-type="string">
            <text:p text:style-name="P7"><text:a xlink:type="simple" xlink:href="http://hatenadiary.g.hatena.ne.jp/keyword/文頭で特殊な文字（「%2A」や「%2D」）をそのまま表示する"><text:span text:style-name="T1">そのまま行頭に表示</text:span></text:a><text:a xlink:type="simple" xlink:href="http://hatenadiary.g.hatena.ne.jp/keyword/文頭で特殊な文字（「%2A」や「%2D」）をそのまま表示する"><text:span text:style-name="T4">機能</text:span></text:a><text:a xlink:type="simple" xlink:href="http://hatenadiary.g.hatena.ne.jp/keyword/リンクを簡単に記述する（http記法、mailto記法）"><text:span text:style-name="T1"> </text:span></text:a></text:p>
          </table:table-cell>
          <table:table-cell table:style-name="表3.B3" office:value-type="string">
            <text:p text:style-name="P3">（行頭に半角の空白をつける） <text:s/></text:p>
          </table:table-cell>
          <table:table-cell table:style-name="表3.C3" office:value-type="string">
            <text:p text:style-name="P3">行頭で「*」や「-」などをそのまま表示 <text:s/></text:p>
          </table:table-cell>
        </table:table-row>
        <table:table-row>
          <table:table-cell table:style-name="表3.A4" office:value-type="string">
            <text:p text:style-name="P7"><text:a xlink:type="simple" xlink:href="http://hatenadiary.g.hatena.ne.jp/keyword/下書き機能を使う（下書き機能）"><text:span text:style-name="T1">下書き機能</text:span></text:a><text:a xlink:type="simple" xlink:href="http://hatenadiary.g.hatena.ne.jp/keyword/リンクを簡単に記述する（http記法、mailto記法）"><text:span text:style-name="T1"> </text:span></text:a></text:p>
          </table:table-cell>
          <table:table-cell table:style-name="表3.B4" office:value-type="string">
            <text:p text:style-name="P3">&lt;!-- ～～ --&gt; <text:s/></text:p>
          </table:table-cell>
          <table:table-cell table:style-name="表3.C4" office:value-type="string">
            <text:p text:style-name="P3"><text:span text:style-name="T2">HTMLソースに</text:span>も表示されない下書き日記を記述 </text:p>
          </table:table-cell>
        </table:table-row>
        <table:table-row>
          <table:table-cell table:style-name="表3.A3" office:value-type="string">
            <text:p text:style-name="P7"><text:a xlink:type="simple" xlink:href="http://hatenadiary.g.hatena.ne.jp/keyword/ドキュメントの追加・削除時刻を記録する（修正時刻保存機能）"><text:span text:style-name="T1">修正時刻保存機能</text:span></text:a><text:a xlink:type="simple" xlink:href="http://hatenadiary.g.hatena.ne.jp/keyword/Googleの検索結果にリンクする（google記法）"><text:span text:style-name="T1"> </text:span></text:a></text:p>
          </table:table-cell>
          <table:table-cell table:style-name="表3.B3" office:value-type="string">
            <text:p text:style-name="P3">&lt;ins&gt; ～～ &lt;/ins&gt;、&lt;del&gt; ～～ &lt;/del&gt; <text:s/></text:p>
          </table:table-cell>
          <table:table-cell table:style-name="表3.C3" office:value-type="string">
            <text:p text:style-name="P8">ins/del タグによる修正時刻を自動的に保存</text:p>
          </table:table-cell>
        </table:table-row>
        <table:table-row>
          <table:table-cell table:style-name="表3.A4" office:value-type="string">
            <text:p text:style-name="P7"><text:a xlink:type="simple" xlink:href="http://hatenadiary.g.hatena.ne.jp/keyword/引用元サイトを自動的に表示する（cite、title属性）"><text:span text:style-name="T1">cite、title属性</text:span></text:a><text:a xlink:type="simple" xlink:href="http://hatenadiary.g.hatena.ne.jp/keyword/Amazonの検索結果にリンクする（amazon記法）"><text:span text:style-name="T1"> </text:span></text:a></text:p>
          </table:table-cell>
          <table:table-cell table:style-name="表3.B4" office:value-type="string">
            <text:p text:style-name="P3">&lt;blockquote cite="～～" title="～～"&gt;</text:p>
            <text:p text:style-name="P3">～～&lt;/blockquote&gt; <text:s/></text:p>
          </table:table-cell>
          <table:table-cell table:style-name="表3.C4" office:value-type="string">
            <text:p text:style-name="P3">blockquote タグによる<text:span text:style-name="T2">引用</text:span>元を自動的に表示</text:p>
          </table:table-cell>
        </table:table-row>
        <table:table-row>
          <table:table-cell table:style-name="表3.A7" office:value-type="string">
            <text:p text:style-name="P7"><text:a xlink:type="simple" xlink:href="http://hatenadiary.g.hatena.ne.jp/keyword/自動リンクをタグ内で使う"><text:span text:style-name="T5">自動リンクをタグ内で使う</text:span></text:a><text:span text:style-name="T6"> </text:span></text:p>
          </table:table-cell>
          <table:table-cell table:style-name="表3.B7" office:value-type="string">
            <text:p text:style-name="P3">&lt;a href="はてな記法"&gt; ～～ &lt;/a&gt; </text:p>
          </table:table-cell>
          <table:table-cell table:style-name="表3.C7" office:value-type="string">
            <text:p text:style-name="P3"><text:span text:style-name="T2">自動リンク系</text:span>の<text:span text:style-name="T2">はてな記法</text:span>をHTMLタグ内で使用</text:p>
          </table:table-cell>
        </table:table-row>
      </table:table>
      <text:p text:style-name="P5"/>
      <text:p text:style-name="P5"/>
      <text:p text:style-name="P5"/>
      <text:p text:style-name="P5"/>
      <table:table table:name="表4" table:style-name="表4">
        <table:table-column table:style-name="表4.A"/>
        <table:table-column table:style-name="表4.B"/>
        <table:table-column table:style-name="表4.C"/>
        <table:table-header-rows>
          <table:table-row>
            <table:table-cell table:style-name="表4.A1" table:number-columns-spanned="3" office:value-type="string">
              <text:p text:style-name="P1">はてな内自動リンク</text:p>
            </table:table-cell>
            <table:covered-table-cell/>
            <table:covered-table-cell/>
          </table:table-row>
        </table:table-header-rows>
        <table:table-row>
          <table:table-cell table:style-name="表4.A2" office:value-type="string">
            <text:p text:style-name="P2">記法名</text:p>
          </table:table-cell>
          <table:table-cell table:style-name="表4.B2" office:value-type="string">
            <text:p text:style-name="P2">書式</text:p>
          </table:table-cell>
          <table:table-cell table:style-name="表4.C2" office:value-type="string">
            <text:p text:style-name="P2">機能</text:p>
          </table:table-cell>
        </table:table-row>
        <table:table-row>
          <table:table-cell table:style-name="表4.A3" office:value-type="string">
            <text:p text:style-name="Table_20_Contents"><text:a xlink:type="simple" xlink:href="http://hatenadiary.g.hatena.ne.jp/keyword/はてなユーザーにリンクする（id記法）"><text:span text:style-name="T1">id記法</text:span></text:a><text:a xlink:type="simple" xlink:href="http://hatenadiary.g.hatena.ne.jp/keyword/見出しをつける（見出し記法）"><text:span text:style-name="T1"> </text:span></text:a></text:p>
          </table:table-cell>
          <table:table-cell table:style-name="表4.B3" office:value-type="string">
            <text:p text:style-name="P3">id:～～、id:～～:archive、id:～～:about、</text:p>
            <text:p text:style-name="P3">id:～～:image、id:～～:detail </text:p>
          </table:table-cell>
          <table:table-cell table:style-name="表4.C3" office:value-type="string">
            <text:p text:style-name="P3">はてなユーザーにリンクし、トラックバック送信 </text:p>
          </table:table-cell>
        </table:table-row>
        <table:table-row>
          <table:table-cell table:style-name="表4.A4" office:value-type="string">
            <text:p text:style-name="Table_20_Contents"><text:a xlink:type="simple" xlink:href="http://hatenadiary.g.hatena.ne.jp/keyword/人力検索の質問情報を表示する（question記法）"><text:span text:style-name="T1">question記法</text:span></text:a><text:a xlink:type="simple" xlink:href="http://hatenadiary.g.hatena.ne.jp/keyword/時刻付きの見出しをつける（時刻付き見出し記法）"><text:span text:style-name="T1"> </text:span></text:a></text:p>
          </table:table-cell>
          <table:table-cell table:style-name="表4.B4" office:value-type="string">
            <text:p text:style-name="P3">question:～～:title、question:～～:detail、</text:p>
            <text:p text:style-name="P3">question:～～:image </text:p>
          </table:table-cell>
          <table:table-cell table:style-name="表4.C4" office:value-type="string">
            <text:p text:style-name="P3">人力検索はてなにリンクし、トラックバック送信</text:p>
          </table:table-cell>
        </table:table-row>
        <table:table-row>
          <table:table-cell table:style-name="表4.A5" office:value-type="string">
            <text:p text:style-name="Table_20_Contents"><text:a xlink:type="simple" xlink:href="http://hatenadiary.g.hatena.ne.jp/keyword/はてな検索の検索結果にリンクする（search記法）"><text:span text:style-name="T1">search記法</text:span></text:a><text:a xlink:type="simple" xlink:href="http://hatenadiary.g.hatena.ne.jp/keyword/好きなname属性の見出しをつける（name属性付き見出し記法）"><text:span text:style-name="T1"> </text:span></text:a></text:p>
          </table:table-cell>
          <table:table-cell table:style-name="表4.B5" office:value-type="string">
            <text:p text:style-name="P3">[search:～～]、[search:keyword:～～]、</text:p>
            <text:p text:style-name="P3">[search:question:～～]、[search:asin:～～]、</text:p>
            <text:p text:style-name="P3">[search:web:～～] </text:p>
          </table:table-cell>
          <table:table-cell table:style-name="表4.C5" office:value-type="string">
            <text:p text:style-name="P3">はてな検索の検索結果にリンク </text:p>
          </table:table-cell>
        </table:table-row>
        <table:table-row>
          <table:table-cell table:style-name="表4.A4" office:value-type="string">
            <text:p text:style-name="Table_20_Contents"><text:a xlink:type="simple" xlink:href="http://hatenadiary.g.hatena.ne.jp/keyword/はてなアンテナにリンクする（antenna記法）"><text:span text:style-name="T1">antenna記法</text:span></text:a><text:a xlink:type="simple" xlink:href="http://hatenadiary.g.hatena.ne.jp/keyword/日記をカテゴリー分けして整理する（カテゴリー記法）"><text:span text:style-name="T1"> </text:span></text:a></text:p>
          </table:table-cell>
          <table:table-cell table:style-name="表4.B4" office:value-type="string">
            <text:p text:style-name="P3">a:id:～～ </text:p>
          </table:table-cell>
          <table:table-cell table:style-name="表4.C4" office:value-type="string">
            <text:p text:style-name="P3">はてなアンテナにリンク </text:p>
          </table:table-cell>
        </table:table-row>
        <table:table-row>
          <table:table-cell table:style-name="表4.A5" office:value-type="string">
            <text:p text:style-name="Table_20_Contents"><text:a xlink:type="simple" xlink:href="http://hatenadiary.g.hatena.ne.jp/keyword/はてなブックマークにリンクする（bookmark記法）"><text:span text:style-name="T1">bookmark記法</text:span></text:a><text:a xlink:type="simple" xlink:href="http://hatenadiary.g.hatena.ne.jp/keyword/小見出しをつける（小見出し記法、小々見出し記法）"><text:span text:style-name="T1"> </text:span></text:a></text:p>
          </table:table-cell>
          <table:table-cell table:style-name="表4.B5" office:value-type="string">
            <text:p text:style-name="P3">b:id:～～(:～～)、[b:id:～～:t:～～]、</text:p>
            <text:p text:style-name="P3">[b:t:～～]、[b:keyword:～～] </text:p>
          </table:table-cell>
          <table:table-cell table:style-name="表4.C5" office:value-type="string">
            <text:p text:style-name="P3">はてなブックマークにリンク </text:p>
          </table:table-cell>
        </table:table-row>
        <table:table-row>
          <table:table-cell table:style-name="表4.A4" office:value-type="string">
            <text:p text:style-name="Table_20_Contents"><text:a xlink:type="simple" xlink:href="http://hatenadiary.g.hatena.ne.jp/keyword/はてなダイアリーにリンクする（diary記法）"><text:span text:style-name="T1">diary記法</text:span></text:a><text:a xlink:type="simple" xlink:href="http://hatenadiary.g.hatena.ne.jp/keyword/小見出しをつける（小見出し記法、小々見出し記法）"><text:span text:style-name="T1"> </text:span></text:a></text:p>
          </table:table-cell>
          <table:table-cell table:style-name="表4.B4" office:value-type="string">
            <text:p text:style-name="P3">d:id:～～、[d:keyword:～～] </text:p>
          </table:table-cell>
          <table:table-cell table:style-name="表4.C4" office:value-type="string">
            <text:p text:style-name="P3">はてなダイアリーにリンクし、トラックバック送信 </text:p>
          </table:table-cell>
        </table:table-row>
        <table:table-row>
          <table:table-cell table:style-name="表4.A5" office:value-type="string">
            <text:p text:style-name="Table_20_Contents"><text:a xlink:type="simple" xlink:href="http://hatenadiary.g.hatena.ne.jp/keyword/はてなフォトライフに登録した写真を表示する（fotolife記法）"><text:span text:style-name="T1">fotolife記法</text:span></text:a><text:a xlink:type="simple" xlink:href="http://hatenadiary.g.hatena.ne.jp/keyword/はてなダイアリーにリンクする（diary記法）"><text:span text:style-name="T1"> </text:span></text:a></text:p>
          </table:table-cell>
          <table:table-cell table:style-name="表4.B5" office:value-type="string">
            <text:p text:style-name="P3">f:id:～～:～～:image、f:id:～～(:favorite) </text:p>
          </table:table-cell>
          <table:table-cell table:style-name="表4.C5" office:value-type="string">
            <text:p text:style-name="P3">はてなフォトライフの写真を表示し、トラックバック送信 </text:p>
          </table:table-cell>
        </table:table-row>
        <table:table-row>
          <table:table-cell table:style-name="表4.A4" office:value-type="string">
            <text:p text:style-name="Table_20_Contents"><text:a xlink:type="simple" xlink:href="http://hatenadiary.g.hatena.ne.jp/keyword/はてなグループにリンクする（group記法）"><text:span text:style-name="T1">group記法</text:span></text:a><text:a xlink:type="simple" xlink:href="http://hatenadiary.g.hatena.ne.jp/keyword/定義リストをつくる（定義リスト記法）"><text:span text:style-name="T1"> </text:span></text:a></text:p>
          </table:table-cell>
          <table:table-cell table:style-name="表4.B4" office:value-type="string">
            <text:p text:style-name="P3">g:～～、g:～～:id:～～、</text:p>
            <text:p text:style-name="P3">[g:～～:keyword:～～]、他 </text:p>
          </table:table-cell>
          <table:table-cell table:style-name="表4.C4" office:value-type="string">
            <text:p text:style-name="P3">はてなグループにリンクし、トラックバック送信</text:p>
          </table:table-cell>
        </table:table-row>
        <table:table-row>
          <table:table-cell table:style-name="表4.A5" office:value-type="string">
            <text:p text:style-name="Table_20_Contents"><text:a xlink:type="simple" xlink:href="http://hatenadiary.g.hatena.ne.jp/keyword/はてなアイデアにリンクする（idea記法）"><text:span text:style-name="T1">idea記法</text:span></text:a><text:a xlink:type="simple" xlink:href="http://hatenadiary.g.hatena.ne.jp/keyword/表組みをつくる（表組み記法）"><text:span text:style-name="T1"> </text:span></text:a></text:p>
          </table:table-cell>
          <table:table-cell table:style-name="表4.B5" office:value-type="string">
            <text:p text:style-name="P3">idea:～～(:title)、i:id:～～、[i:t:～～] </text:p>
          </table:table-cell>
          <table:table-cell table:style-name="表4.C5" office:value-type="string">
            <text:p text:style-name="P3">はてなアイデアにリンクし、トラックバック送信 </text:p>
          </table:table-cell>
        </table:table-row>
        <table:table-row>
          <table:table-cell table:style-name="表4.A4" office:value-type="string">
            <text:p text:style-name="Table_20_Contents"><text:a xlink:type="simple" xlink:href="http://hatenadiary.g.hatena.ne.jp/keyword/はてなRSSにリンクする（rss記法）"><text:span text:style-name="T1">rss記法</text:span></text:a><text:a xlink:type="simple" xlink:href="http://hatenadiary.g.hatena.ne.jp/keyword/引用ブロックを作る（引用記法）"><text:span text:style-name="T1"> </text:span></text:a></text:p>
          </table:table-cell>
          <table:table-cell table:style-name="表4.B4" office:value-type="string">
            <text:p text:style-name="P3">r:id:～～ </text:p>
          </table:table-cell>
          <table:table-cell table:style-name="表4.C4" office:value-type="string">
            <text:p text:style-name="P3">はてなRSSにリンク</text:p>
          </table:table-cell>
        </table:table-row>
        <table:table-row>
          <table:table-cell table:style-name="表4.A5" office:value-type="string">
            <text:p text:style-name="Table_20_Contents"><text:a xlink:type="simple" xlink:href="http://hatenadiary.g.hatena.ne.jp/keyword/はてなグラフを表示する（graph記法）"><text:span text:style-name="T1">graph記法</text:span></text:a><text:a xlink:type="simple" xlink:href="http://hatenadiary.g.hatena.ne.jp/keyword/整形済みテキストブロックを作る（pre記法）"><text:span text:style-name="T1"> </text:span></text:a></text:p>
          </table:table-cell>
          <table:table-cell table:style-name="表4.B5" office:value-type="string">
            <text:p text:style-name="P3">graph:id:～～、[graph:id:～～:～～(:image)]、</text:p>
            <text:p text:style-name="P3">[graph:t:～～] </text:p>
          </table:table-cell>
          <table:table-cell table:style-name="表4.C5" office:value-type="string">
            <text:p text:style-name="P3">はてなグラフを表示し、リンク</text:p>
          </table:table-cell>
        </table:table-row>
        <table:table-row>
          <table:table-cell table:style-name="表4.A4" office:value-type="string">
            <text:p text:style-name="Table_20_Contents"><text:a xlink:type="simple" xlink:href="http://hatenadiary.g.hatena.ne.jp/keyword/はてなマップにリンクする（map記法）"><text:span text:style-name="T1">map記法</text:span></text:a><text:a xlink:type="simple" xlink:href="http://hatenadiary.g.hatena.ne.jp/keyword/はてなグラフを表示する（graph記法）"><text:span text:style-name="T1"> </text:span></text:a></text:p>
          </table:table-cell>
          <table:table-cell table:style-name="表4.B4" office:value-type="string">
            <text:p text:style-name="P3">map:x～～y～～(:map)、[map:～～]、</text:p>
            <text:p text:style-name="P3">[map:t:～～] </text:p>
          </table:table-cell>
          <table:table-cell table:style-name="表4.C4" office:value-type="string">
            <text:p text:style-name="P3">はてなマップ表示し、リンク</text:p>
          </table:table-cell>
        </table:table-row>
        <table:table-row>
          <table:table-cell table:style-name="表4.A5" office:value-type="string">
            <text:p text:style-name="Table_20_Contents"><text:a xlink:type="simple" xlink:href="http://hatenadiary.g.hatena.ne.jp/keyword/キーワードにリンクする（keyword記法）"><text:span text:style-name="T1">keyword記法</text:span></text:a><text:a xlink:type="simple" xlink:href="http://hatenadiary.g.hatena.ne.jp/keyword/アスキーアート（AA）を簡単にきれいに表示する（aa記法）"><text:span text:style-name="T1"> </text:span></text:a></text:p>
          </table:table-cell>
          <table:table-cell table:style-name="表4.B5" office:value-type="string">
            <text:p text:style-name="P3">[[～～]]、[keyword:～～]、</text:p>
            <text:p text:style-name="P3">[keyword:～～:graph]、他 </text:p>
          </table:table-cell>
          <table:table-cell table:style-name="表4.C5" office:value-type="string">
            <text:p text:style-name="P3">キーワードにリンク</text:p>
          </table:table-cell>
        </table:table-row>
        <table:table-row>
          <table:table-cell table:style-name="表4.A4" office:value-type="string">
            <text:p text:style-name="Table_20_Contents"><text:a xlink:type="simple" xlink:href="http://hatenadiary.g.hatena.ne.jp/keyword/書籍・音楽・映画の紹介リンクを挿入する（isbn/asin記法）"><text:span text:style-name="T1">isbn/asin記法</text:span></text:a><text:a xlink:type="simple" xlink:href="http://hatenadiary.g.hatena.ne.jp/keyword/脚注をつける（脚注記法）"><text:span text:style-name="T1"> </text:span></text:a></text:p>
          </table:table-cell>
          <table:table-cell table:style-name="表4.B4" office:value-type="string">
            <text:p text:style-name="P3">isbn:～～、asin:～～、isbn:～～:title、</text:p>
            <text:p text:style-name="P3">isbn:～～:image、isbn:～～:detail、他 </text:p>
          </table:table-cell>
          <table:table-cell table:style-name="表4.C4" office:value-type="string">
            <text:p text:style-name="P3">書籍・音楽・映画などの紹介リンクを表示</text:p>
          </table:table-cell>
        </table:table-row>
        <table:table-row>
          <table:table-cell table:style-name="表4.A17" office:value-type="string">
            <text:p text:style-name="Table_20_Contents"><text:a xlink:type="simple" xlink:href="http://hatenadiary.g.hatena.ne.jp/keyword/JAN/EANコードで商品を紹介する（jan/ean記法）"><text:span text:style-name="T1">jan/ean記法</text:span></text:a><text:a xlink:type="simple" xlink:href="http://hatenadiary.g.hatena.ne.jp/keyword/見出し毎に「続きを読む」を表示する（続きを読む記法）"><text:span text:style-name="T1"> </text:span></text:a></text:p>
          </table:table-cell>
          <table:table-cell table:style-name="表4.B17" office:value-type="string">
            <text:p text:style-name="P3">jan:～～、ean:～～、他 </text:p>
          </table:table-cell>
          <table:table-cell table:style-name="表4.C17" office:value-type="string">
            <text:p text:style-name="P3">JAN/EANコードを使った商品紹介リンクを表示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MS P ゴシック" svg:font-family="'MS P ゴシック'" style:font-pitch="variable"/>
    <style:font-face style:name="MS P 明朝" svg:font-family="'MS P 明朝'" style:font-pitch="variable"/>
    <style:font-face style:name="Tahoma" svg:font-family="Tahoma" style:font-pitch="variable"/>
    <style:font-face style:name="VL Pゴシック" svg:font-family="'VL Pゴシック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ja" style:country-asian="JP" style:font-size-complex="12pt" style:language-complex="ja" style:country-complex="JP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MS P 明朝" style:font-size-asian="12pt" style:language-asian="ja" style:country-asian="JP" style:font-name-complex="Tahoma" style:font-size-complex="12pt" style:language-complex="ja" style:country-complex="JP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 ゴシック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MS P 明朝" style:font-size-asian="12pt" style:font-weight-asian="bold" style:font-name-complex="Tahoma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/>
      <style:text-properties fo:font-weight="bold" style:language-asian="ja" style:country-asian="JP" style:font-weight-asian="bold" style:font-weight-complex="bold"/>
    </style:style>
    <style:style style:name="T1" style:family="text">
      <style:text-properties fo:font-size="20pt" style:font-name-asian="VL Pゴシック" style:font-size-asian="20pt" style:font-size-complex="20pt"/>
    </style:style>
    <style:page-layout style:name="pm1">
      <style:page-layout-properties fo:page-width="21.001cm" fo:page-height="29.7cm" style:num-format="1" style:print-orientation="portrait" fo:margin-top="1.499cm" fo:margin-bottom="1.499cm" fo:margin-left="1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99cm" fo:margin-left="0cm" fo:margin-right="0cm" fo:margin-bottom="0.199cm" style:dynamic-spacing="false"/>
      </style:header-style>
      <style:footer-style/>
    </style:page-layout>
  </office:automatic-styles>
  <office:master-styles>
    <style:master-page style:name="Standard" style:page-layout-name="pm1">
      <style:header>
        <text:p text:style-name="P1"><text:span text:style-name="T1">はてな記法一覧</text:span>　　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6-10-31T13:25:18</meta:creation-date>
    <dc:date>2006-12-15T23:14:08</dc:date>
    <dc:language>en-US</dc:languag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2" meta:paragraph-count="174" meta:word-count="685" meta:character-count="2394"/>
  </office:meta>
</office:document-meta>
</file>